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anim="urn:oasis:names:tc:opendocument:xmlns:animation:1.0" xmlns:chart="urn:oasis:names:tc:opendocument:xmlns:chart:1.0" xmlns:dc="http://purl.org/dc/elements/1.1/" xmlns:dom="http://www.w3.org/2001/xml-events" xmlns:dr3d="urn:oasis:names:tc:opendocument:xmlns:dr3d:1.0" xmlns:draw="urn:oasis:names:tc:opendocument:xmlns:drawing:1.0" xmlns:fo="http://www.w3.org/1999/XSL/Format"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http://www.w3.org/2000/svg" xmlns:table="urn:oasis:names:tc:opendocument:xmlns:table:1.0" xmlns:text="urn:oasis:names:tc:opendocument:xmlns:text:1.0" xmlns:xforms="http://www.w3.org/2002/xforms" xmlns:xlink="http://www.w3.org/1999/xlink" xmlns:xsd="http://www.w3.org/2001/XMLSchema" xmlns:xsi="http://www.w3.org/2001/XMLSchema-instance" office:version="1.0">
  <office:automatic-styles>
    <style:style style:family="text" style:name="cmr-5">
      <style:text-properties fo:font-size="5.0pt"/>
    </style:style>
    <style:style style:family="text" style:name="cmr-7">
      <style:text-properties fo:font-size="7.0pt"/>
    </style:style>
    <style:style style:family="text" style:name="cmmi-5">
      <style:text-properties fo:font-size="5.0pt" fo:font-style="italic"/>
    </style:style>
    <style:style style:family="text" style:name="cmmi-7">
      <style:text-properties fo:font-size="7.0pt" fo:font-style="italic"/>
    </style:style>
    <style:style style:family="text" style:name="cmmi-10">
      <style:text-properties fo:font-style="italic"/>
    </style:style>
    <style:style style:family="text" style:name="cmsy-5">
      <style:text-properties fo:font-size="5.0pt"/>
    </style:style>
    <style:style style:family="text" style:name="cmsy-7">
      <style:text-properties fo:font-size="7.0pt"/>
    </style:style>
    <style:style style:family="text" style:name="cmbsy-10">
      <style:text-properties fo:font-weight="bold"/>
    </style:style>
    <style:style style:family="text" style:name="cmbsy-7">
      <style:text-properties fo:font-size="7.0pt" fo:font-weight="bold"/>
    </style:style>
    <style:style style:family="text" style:name="cmbsy-5">
      <style:text-properties fo:font-size="5.0pt" fo:font-weight="bold"/>
    </style:style>
    <style:style style:family="text" style:name="cmr-17">
      <style:text-properties fo:font-size="17.0pt"/>
    </style:style>
    <style:style style:family="section" style:name="Figure">
      <style:section-properties fo:margin-left="0.25in" fo:margin-right="0.25in" style:editable="true">
        <style:columns fo:column-count="0" fo:column-gap="0in"/>
      </style:section-properties>
    </style:style>
    <style:page-layout style:name="Standard-page-layout">
      <style:page-layout-properties fo:margin-bottom="0.7874in" fo:margin-left="0.7874in" fo:margin-right="0.7874in" fo:margin-top="0.7874in" fo:page-height="794.96999pt" fo:page-width="614.295pt"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body>
    <office:text>
      <!--   begin maketitle 
  -->
      <text:p text:style-name="Title"><text:span text:style-name="cmr-17">Control Sequence</text:span></text:p>
      <text:p text:style-name="author"/>
      <text:p text:style-name="date"/>
      <!--   end maketitle 
  -->
      <text:p text:style-name="newpage"/>
      <!--   l. 51 
  -->
      <text:p text:style-name="First-line-indent">

   </text:p>
      <!--   start of section 
  -->
      <text:h text:outline-level="2" text:style-name="Heading-2"><text:span text:style-name="section">3    </text:span><text:bookmark text:name="x1-10003"/>SETPOINTS, DESIGN and FIELD DETERMINED </text:h>
      <!--   l. 56 
  -->
      <text:p text:style-name="Text-body">
   </text:p>
      <!--   start of subsection 
  -->
      <text:h text:outline-level="3" text:style-name="Heading-3"><text:span text:style-name="subsection">3.1    </text:span><text:bookmark text:name="x1-20003.1"/>Information Provided by Designer</text:h>
      <!--   l. 61 
  -->
      <text:p text:style-name="Text-body">
   </text:p>
      <!--   start of subsubsection 
  -->
      <text:h text:outline-level="4" text:style-name="Heading-4"><text:span text:style-name="subsubsection">3.1.2    </text:span><text:bookmark text:name="x1-30003.1.2"/>VAV Box Design Information</text:h>
      <!--   start of paragraph  
  -->
      <!--   l. 62 
  -->
      <text:p text:style-name="paragraph-p">   <text:span text:style-name="paragraph-h"><text:bookmark text:name="x1-40003.1.2.1"/>VAV Cooling-Only Terminal Unit</text:span><text:s/><text:s/> 

</text:p>
      <!--   l. 67 
  -->
      <text:p text:style-name="Text-body">
   </text:p>
      <!--   start of paragraph  
  -->
      <!--   end of subsubsection 
  -->
      <!--   end of subsection 
  -->
      <!--   end of section 
  -->
      <!--   start of section 
  -->
      <text:h text:outline-level="2" text:style-name="Heading-2"><text:span text:style-name="section">5    </text:span><text:bookmark text:name="x1-50005"/>SEQUENCES OF OPERATIONS</text:h>
      <!--   l. 72 
  -->
      <text:p text:style-name="Text-body">
   </text:p>
      <!--   start of subsection 
  -->
      <text:h text:outline-level="3" text:style-name="Heading-3"><text:span text:style-name="subsection">5.2    </text:span><text:bookmark text:name="x1-60005.2"/>Generic Ventilation Zones</text:h>
      <!--   l. 73 
  -->
      <text:p text:style-name="Text-body">
   </text:p>
      <!--   end of subsection 
  -->
      <!--   start of subsection 
  -->
      <text:h text:outline-level="3" text:style-name="Heading-3"><text:span text:style-name="subsection">5.3    </text:span><text:bookmark text:name="x1-70005.3"/>Generic Thermal Zones</text:h>
      <!--   l. 78 
  -->
      <text:p text:style-name="Text-body">
   </text:p>
      <!--   end of subsection 
  -->
      <!--   start of subsection 
  -->
      <text:h text:outline-level="3" text:style-name="Heading-3"><text:span text:style-name="subsection">5.5    </text:span><text:bookmark text:name="x1-80005.5"/>VAV Terminal Unit—Cooling Only</text:h>
      <!--   l. 79 
  -->
      <text:p text:style-name="Text-body">
   </text:p>
      <!--   start of subsubsection 
  -->
      <text:h text:outline-level="4" text:style-name="Heading-4"><text:span text:style-name="subsubsection">5.5.1    </text:span><text:bookmark text:name="x1-90005.5.1"/>See “Generic Thermal Zones” (Section 5.3) for setpoints, loops, control
modes, alarms, etc.</text:h>
      <!--   l. 80 
  -->
      <text:p text:style-name="Text-body">
   </text:p>
      <!--   end of subsubsection 
  -->
      <!--   start of subsubsection 
  -->
      <text:h text:outline-level="4" text:style-name="Heading-4"><text:span text:style-name="subsubsection">5.5.2    </text:span><text:bookmark text:name="x1-100005.5.2"/>See “Generic Ventilation Zones” (Section 5.2) for calculation of zone
minimum outdoor airflow.</text:h>
      <!--   l. 82 
  -->
      <text:p text:style-name="Text-body">CO2 DCV for cooling-only zones can lead to overcooling due to the faster
rise in CO2 levels from people in the room versus the increase in cooling
loads from people. Including heat in all zones with CO2 DCV is therefore
recommended.
</text:p>
      <!--   l. 84 
  -->
      <text:p text:style-name="Text-body">
   </text:p>
      <!--   end of subsubsection 
  -->
      <!--   start of subsubsection 
  -->
      <text:h text:outline-level="4" text:style-name="Heading-4"><text:span text:style-name="subsubsection">5.5.3    </text:span><text:bookmark text:name="x1-110005.5.3"/>See Section 3.1.2.1 for zone minimum airflow setpoint Vmin, zone
maximum cooling airflow setpoint Vcool-max, and zone maximum heating airflow
setpoint Vheat-max.</text:h>
      <!--   l. 86 
  -->
      <text:p text:style-name="Text-body">If the minimum ventilation rate is more than 25% or so of the cooling maximum, or
DCV is used, a reheat box is recommended to avoid overcooling. DCV logic is not
provided for cooling-only boxes, because doing so results in periods of overcooling, as
the CO2 levels due to occupants rises much faster than the cooling load due to
occupants because of thermal mass.
</text:p>
      <!--   l. 88 
  -->
      <text:p text:style-name="First-line-indent">   Cooling-only terminal units can provide heating only when the AHU supply air
temperature is more than 3<text:span text:style-name="tcrm-1000">°</text:span>C (5<text:span text:style-name="tcrm-1000">°</text:span>F) above the room temperature.
</text:p>
      <!--   l. 90 
  -->
      <text:p text:style-name="Text-body">
   </text:p>
      <!--   end of subsubsection 
  -->
      <!--   start of subsubsection 
  -->
      <text:h text:outline-level="4" text:style-name="Heading-4"><text:span text:style-name="subsubsection">5.5.4    </text:span><text:bookmark text:name="x1-120005.5.4"/>Active endpoints used in the control logic depicted in Figure 5.5.5 shall
vary depending on the mode of the Zone Group the zone is a part of (see Table
5.5.4).</text:h>
      <text:section text:name="begin-end-env-1" text:style-name="begin-end-env">
        <text:p text:style-name="begin-env-p"/>
        <!--   begin center 
  -->
        <text:p text:style-name="center">
 Table <text:a xlink:href="#x1-120005.5.4" xlink:type="simple">5.5.4<!--   tex4ht:ref: fig:zone_group_mode  
  --></text:a> Endpoints as a Function of Zone Group Mode
</text:p>
        <text:p text:style-name="end-env-p"/>
      </text:section>
      <!--   end center 
  -->
      <!--   l. 97 
  -->
      <text:p text:style-name="First-line-indent">   </text:p>
      <table:table table:style-name="tabular">
        <!--   table:table-column-group ???="TBL-2-1g" 
  -->
        <table:table-column table:style-name="TBL-2-1"/>
        <!--   /table:table-column-group 
  -->
        <!--   table:table-column-group ???="TBL-2-2g" 
  -->
        <table:table-column table:style-name="TBL-2-2"/>
        <!--   /table:table-column-group 
  -->
        <!--   table:table-column-group ???="TBL-2-3g" 
  -->
        <table:table-column table:style-name="TBL-2-3"/>
        <!--   /table:table-column-group 
  -->
        <!--   table:table-column-group ???="TBL-2-4g" 
  -->
        <table:table-column table:style-name="TBL-2-4"/>
        <!--   /table:table-column-group 
  -->
        <!--   table:table-column-group ???="TBL-2-5g" 
  -->
        <table:table-column table:style-name="TBL-2-5"/>
        <!--   /table:table-column-group 
  -->
        <!--   table:table-column-group ???="TBL-2-6g" 
  -->
        <table:table-column table:style-name="TBL-2-6"/>
        <!--   /table:table-column-group 
  -->
        <!--   table:table-column-group ???="TBL-2-7g" 
  -->
        <table:table-column table:style-name="TBL-2-7"/>
        <!--   /table:table-column-group 
  -->
        <table:table-row table:style-name="hline-row">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row>
        <table:table-row table:style-name="TBL-2-1-">
          <table:table-cell table:style-name="TBL-2-1-1">
            <text:p text:style-name="sty-R11C">      Endpoint      </text:p>
          </table:table-cell>
          <table:table-cell table:style-name="TBL-2-1-2">
            <text:p text:style-name="sty-R11C"> Occupied </text:p>
          </table:table-cell>
          <table:table-cell table:style-name="TBL-2-1-3">
            <text:p text:style-name="sty-R11C"> Cooldown </text:p>
          </table:table-cell>
          <table:table-cell table:style-name="TBL-2-1-4">
            <text:p text:style-name="sty-R11C">   Setup   </text:p>
          </table:table-cell>
          <table:table-cell table:style-name="TBL-2-1-5">
            <text:p text:style-name="sty-R11C"> Warmup </text:p>
          </table:table-cell>
          <table:table-cell table:style-name="TBL-2-1-6">
            <text:p text:style-name="sty-R11C">  Setback  </text:p>
          </table:table-cell>
          <table:table-cell table:style-name="TBL-2-1-7">
            <text:p text:style-name="sty-11C">Unoccupied</text:p>
          </table:table-cell>
        </table:table-row>
        <table:table-row table:style-name="hline-row">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row>
        <table:table-row table:style-name="TBL-2-2-">
          <table:table-cell table:style-name="TBL-2-2-1">
            <text:p text:style-name="sty-R11C">Cooling maximum</text:p>
          </table:table-cell>
          <table:table-cell table:style-name="TBL-2-2-2">
            <text:p text:style-name="sty-R11C">Vcool-max</text:p>
          </table:table-cell>
          <table:table-cell table:style-name="TBL-2-2-3">
            <text:p text:style-name="sty-R11C">Vcool-max</text:p>
          </table:table-cell>
          <table:table-cell table:style-name="TBL-2-2-4">
            <text:p text:style-name="sty-R11C">Vcool-max</text:p>
          </table:table-cell>
          <table:table-cell table:style-name="TBL-2-2-5">
            <text:p text:style-name="sty-R11C">      0      </text:p>
          </table:table-cell>
          <table:table-cell table:style-name="TBL-2-2-6">
            <text:p text:style-name="sty-R11C">      0      </text:p>
          </table:table-cell>
          <table:table-cell table:style-name="TBL-2-2-7">
            <text:p text:style-name="sty-11C">       0       </text:p>
          </table:table-cell>
        </table:table-row>
        <table:table-row table:style-name="hline-row">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row>
        <table:table-row table:style-name="TBL-2-3-">
          <table:table-cell table:style-name="TBL-2-3-1">
            <text:p text:style-name="sty-R11C">      Minimum      </text:p>
          </table:table-cell>
          <table:table-cell table:style-name="TBL-2-3-2">
            <text:p text:style-name="sty-R11C">   Vmin*   </text:p>
          </table:table-cell>
          <table:table-cell table:style-name="TBL-2-3-3">
            <text:p text:style-name="sty-R11C">      0      </text:p>
          </table:table-cell>
          <table:table-cell table:style-name="TBL-2-3-4">
            <text:p text:style-name="sty-R11C">      0      </text:p>
          </table:table-cell>
          <table:table-cell table:style-name="TBL-2-3-5">
            <text:p text:style-name="sty-R11C">      0      </text:p>
          </table:table-cell>
          <table:table-cell table:style-name="TBL-2-3-6">
            <text:p text:style-name="sty-R11C">      0      </text:p>
          </table:table-cell>
          <table:table-cell table:style-name="TBL-2-3-7">
            <text:p text:style-name="sty-11C">       0       </text:p>
          </table:table-cell>
        </table:table-row>
        <table:table-row table:style-name="hline-row">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cell table:style-name="hline-cell">
            <text:p text:style-name="hline-p-hr"/>
          </table:table-cell>
        </table:table-row>
        <table:table-row table:style-name="TBL-2-4-">
          <table:table-cell table:style-name="TBL-2-4-1">
            <text:p text:style-name="sty-R11C">Heating maximum</text:p>
          </table:table-cell>
          <table:table-cell table:style-name="TBL-2-4-2">
            <text:p text:style-name="sty-R11C">Vheat-max</text:p>
          </table:table-cell>
          <table:table-cell table:style-name="TBL-2-4-3">
            <text:p text:style-name="sty-R11C">      0      </text:p>
          </table:table-cell>
          <table:table-cell table:style-name="TBL-2-4-4">
            <text:p text:style-name="sty-R11C">      0      </text:p>
          </table:table-cell>
          <table:table-cell table:style-name="TBL-2-4-5">
            <text:p text:style-name="sty-R11C">Vcool-max</text:p>
          </table:table-cell>
          <table:table-cell table:style-name="TBL-2-4-6">
            <text:p text:style-name="sty-R11C">Vcool-max</text:p>
          </table:table-cell>
          <table:table-cell table:style-name="TBL-2-4-7">
            <text:p text:style-name="sty-11C">       0       </text:p>
          </table:table-cell>
        </table:table-row>
      </table:table>
      <!--   l. 112 
  -->
      <text:p text:style-name="First-line-indent">   Type of return fan: Single fan - Constant speed
   </text:p>
      <!--   end of subsubsection 
  -->
      <!--   end of subsection 
  -->
      <!--   end of section 
  -->
    </office:text>
  </office:body>
</office:document-content>
</file>

<file path=styles.xml><?xml version="1.0" encoding="utf-8"?>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textsubscript" style:family="text">
      <style:text-properties style:text-position="sub"/>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58%"/>
    </style:style>
    <style:style style:name="textsubscript" style:family="text">
      <style:text-properties style:text-position="sub 58%"/>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ty-R11C" style:family="paragraph" style:parent-style-name="Standard">
      <style:paragraph-properties fo:padding-left="0.17cm" fo:padding-right="0.17cm" fo:wrap-option="no-wrap" fo:text-align="center" fo:border-right="0.01cm solid #000000" style:justify-single-word="false"/>
    </style:style>
    <style:style style:name="sty-11C" style:family="paragraph" style:parent-style-name="Standard">
      <style:paragraph-properties fo:padding-left="0.17cm" fo:padding-right="0.17cm" fo:wrap-option="no-wrap" fo:text-align="center" style:justify-single-word="false"/>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rtl" style:family="paragraph" style:parent-style-name="Text-body-rtl" style:next-style-name="Text-body-rt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text-properties fo:font-size="85%" style:font-size-asian="85%" style:font-size-complex="85%"/>
    </style:style>
    <text:notes-configuration text:note-class="footnote" text:citation-style-name="Footnote_20_Symbol" text:citation-body-style-name="Footnote_20_anchor" style:num-format="1" text:start-value="0" text:footnotes-position="page" text:start-numbering-at="document"/>
    <style:style style:name="Footnote_20_Symbol" style:display-name="Footnote Symbol" style:family="text">
      <style:text-properties style:text-position="super 70%"/>
    </style:style>
    <style:style style:name="Footnote_20_anchor" style:display-name="Footnote anchor" style:family="text">
      <style:text-properties style:text-position="super 58%"/>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p" style:family="paragraph" style:parent-style-name="Text-body" style:class="text">
      <style:paragraph-properties fo:margin-top="0.5cm"/>
    </style:style>
    <style:style style:name="likeparagraph-p" style:family="paragraph" style:parent-style-name="Text-body" style:class="text">
      <style:paragraph-properties fo:margin-top="0.5cm"/>
    </style:style>
    <style:style style:name="subparagraph-p" style:family="paragraph" style:parent-style-name="Text-body" style:class="text">
      <style:paragraph-properties fo:margin-top="0.5cm"/>
    </style:style>
    <style:style style:name="likesubparagraph-p" style:family="paragraph" style:parent-style-name="Text-body" style:class="text">
      <style:paragraph-properties fo:margin-top="0.5cm"/>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initial-creator>TeX4ht from unit-test.tex, options: xhtml,charset=utf-8,ooffice,html,refcaption 
(http://www.cse.ohio-state.edu/~gurari/TeX4ht/)  
</meta:initial-creator>
    <meta:generator>TeX4ht from unit-test.tex, options: xhtml,charset=utf-8,ooffice,html,refcaption 
(http://www.cse.ohio-state.edu/~gurari/TeX4ht/)  
</meta:generator>
  </office:meta>
</office:document-meta>
</file>